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1a2f" officeooo:paragraph-rsid="00016e83" style:font-weight-asian="bold" style:font-weight-complex="bold"/>
    </style:style>
    <style:style style:name="P2" style:family="paragraph" style:parent-style-name="Standard">
      <style:text-properties fo:font-weight="bold" officeooo:rsid="00016e83" officeooo:paragraph-rsid="00016e83" style:font-weight-asian="bold" style:font-weight-complex="bold"/>
    </style:style>
    <style:style style:name="P3" style:family="paragraph" style:parent-style-name="Standard">
      <style:text-properties fo:font-weight="normal" officeooo:rsid="00016e83" officeooo:paragraph-rsid="00016e83" style:font-weight-asian="normal" style:font-weight-complex="normal"/>
    </style:style>
    <style:style style:name="P4" style:family="paragraph" style:parent-style-name="Standard">
      <style:text-properties fo:font-weight="normal" officeooo:rsid="0002fc71" officeooo:paragraph-rsid="0002fc71" style:font-weight-asian="normal" style:font-weight-complex="normal"/>
    </style:style>
    <style:style style:name="T1" style:family="text">
      <style:text-properties officeooo:rsid="00016e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<text:span text:style-name="T1">2</text:span></text:p>
      <text:p text:style-name="P1">CSUY 1114</text:p>
      <text:p text:style-name="P1">9/<text:span text:style-name="T1">12</text:span>/16</text:p>
      <text:p text:style-name="P1"/>
      <text:p text:style-name="P2">base conversions</text:p>
      <text:p text:style-name="P3">1) representation of number n in base b -&gt; representation of number n in decimal</text:p>
      <text:p text:style-name="P3">2) representation of number n in decimal -&gt; representation of number n in base b</text:p>
      <text:p text:style-name="P3"/>
      <text:p text:style-name="P4"/>
      <text:p text:style-name="P4">(1) base b -&gt; devimal</text:p>
      <text:p text:style-name="P4"/>
      <text:p text:style-name="P4">(375) = 5 * 10^0 + 7 * 10^1 + 3 * 10^2</text:p>
      <text:p text:style-name="P4"/>
      <text:p text:style-name="P4"/>
      <text:p text:style-name="P4"/>
      <text:p text:style-name="P4">BINARY REPRESENTATION</text:p>
      <text:p text:style-name="P4"/>
      <text:p text:style-name="P4">of 75? =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12M17S</meta:editing-duration>
    <meta:editing-cycles>3</meta:editing-cycles>
    <meta:generator>LibreOffice/5.0.3.2$Windows_x86 LibreOffice_project/e5f16313668ac592c1bfb310f4390624e3dbfb75</meta:generator>
    <dc:date>2016-09-13T00:47:57.297000000</dc:date>
    <meta:document-statistic meta:table-count="0" meta:image-count="0" meta:object-count="0" meta:page-count="1" meta:paragraph-count="10" meta:word-count="60" meta:character-count="290" meta:non-whitespace-character-count="239"/>
    <meta:user-defined meta:name="Info 1"/>
    <meta:user-defined meta:name="Info 2"/>
    <meta:user-defined meta:name="Info 3"/>
    <meta:user-defined meta:name="Info 4"/>
  </office:meta>
</office:document-meta>
</file>